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ed GET "/blogs/a-second-blog-about-rails/toggle_status" for 73.183.17.149 at 2017-05-06 18:34:21 +0000<text:line-break/>Cannot render console from 73.183.17.149! Allowed networks: 127.0.0.1, ::1, 127.0.0.0/127.255.255.255<text:line-break/>Processing by BlogsController#toggle_status as HTML<text:line-break/> <text:s/>Parameters: {"id"=&gt;"a-second-blog-about-rails"}<text:line-break/> <text:s/>Blog Load (0.5ms) <text:s/>SELECT <text:s/>"blogs".* FROM "blogs" WHERE "blogs"."slug" = $1 ORDER BY "blogs"."id" ASC LIMIT $2 <text:s/>[["slug", "a-second-blog-about-rails"], ["LIMIT", 1]]<text:line-break/> <text:s/>User Load (0.3ms) <text:s/>SELECT <text:s/>"users".* FROM "users" WHERE "users"."id" = $1 ORDER BY "users"."id" ASC LIMIT $2 <text:s/>[["id", 1], ["LIMIT", 1]]<text:line-break/><text:line-break/>[72, 81] in /home/ubuntu/workspace/glsPortfolio/app/controllers/blogs_controller.rb<text:line-break/> <text:s text:c="2"/>72: <text:s text:c="4"/>end<text:line-break/> <text:s text:c="2"/>73: <text:s text:c="2"/>end<text:line-break/> <text:s text:c="2"/>74: <text:line-break/> <text:s text:c="2"/>75: <text:s text:c="2"/>def toggle_status<text:line-break/> <text:s text:c="2"/>76: <text:s text:c="4"/>byebug<text:line-break/>=&gt; 77: <text:s text:c="4"/>if @blog.draft?<text:line-break/> <text:s text:c="2"/>78: <text:s text:c="6"/>@blog.published!<text:line-break/> <text:s text:c="2"/>79: <text:s text:c="4"/>elsif @blog.published?<text:line-break/> <text:s text:c="2"/>80: <text:s text:c="6"/>@blog.draft!<text:line-break/> <text:s text:c="2"/>81: <text:s text:c="4"/>end<text:line-break/><text:span text:style-name="T6">(byebug) continue</text:span><text:line-break/> <text:s text:c="2"/>(0.8ms) <text:s/>BEGIN<text:line-break/> <text:s/>SQL (3.1ms) <text:s/><text:span text:style-name="T6">UPDATE "blogs" SET "status" = $1, "updated_at" = $2 WHERE "blogs"."id" = $3 <text:s/>[["status", 0], ["updated_at", 2017-05-06 18:34:41 UTC], ["id", 13]]</text:span><text:line-break/> <text:s text:c="2"/>(30.3ms) <text:s/>COMMIT<text:line-break/>Redirected to https://rails-projects-greenleafservices.c9users.io/blogs<text:line-break/>Completed 302 Found in 20598ms (ActiveRecord: 35.0ms)<text:line-break/><text:line-break/><text:line-break/>Started GET "/blogs" for 73.183.17.149 at 2017-05-06 18:34:41 +0000<text:line-break/>Cannot render console from 73.183.17.149! Allowed networks: 127.0.0.1, ::1, 127.0.0.0/127.255.255.255<text:line-break/>Processing by BlogsController#index as HTML<text:line-break/> <text:s/>User Load (0.7ms) <text:s/>SELECT <text:s/>"users".* FROM "users" WHERE "users"."id" = $1 ORDER BY "users"."id" ASC LIMIT $2 <text:s/>[["id", 1], ["LIMIT", 1]]<text:line-break/> <text:s/>Rendering blogs/index.html.erb within layouts/blog_layout<text:line-break/> <text:s text:c="2"/>(0.5ms) <text:s/>SELECT COUNT(*) FROM "blogs"<text:line-break/> <text:s/>Blog Load (0.6ms) <text:s/>SELECT <text:s/>"blogs".* FROM "blogs" ORDER BY updated_at DESC LIMIT $1 OFFSET $2 <text:s/>[["LIMIT", 5], ["OFFSET", 0]]<text:line-break/> <text:s/>Rendered blogs/_admin_actions.html.erb (1.2ms)<text:line-break/> <text:s/>Rendered blogs/_admin_actions.html.erb (0.9ms)<text:line-break/> <text:s/>Rendered blogs/_admin_actions.html.erb (0.6ms)<text:line-break/> <text:s/>Rendered blogs/_admin_actions.html.erb (0.6ms)<text:line-break/> <text:s/>Rendered blogs/_admin_actions.html.erb (0.6ms)<text:line-break/> <text:s/>Rendered collection of blogs/_blog.html.erb [5 times] (17.4ms)<text:line-break/> <text:s/>Rendered blogs/index.html.erb within layouts/blog_layout (43.0ms)<text:line-break/> <text:s/>Rendered shared/_blog_nav.html.erb (1.0ms)<text:line-break/> <text:s/>Rendered shared/_blog_masthead.html.erb (0.6ms)<text:line-break/> <text:s/>Rendered shared/_blog_sidebar.html.erb (0.5ms)<text:line-break/> <text:s/>Rendered shared/_blog_footer.html.erb (0.5ms)<text:line-break/>Completed 200 OK in 355ms (Views: 349.1ms | ActiveRecord: 1.8ms)<text:line-break/><text:line-break/><text:span text:style-name="T7">Change to blog show view </text:span></text:p>
      <text:p text:style-name="P1"><text:line-break/><text:span text:style-name="T3">Started GET "/blogs/a-second-blog-about-rails" for 73.183.17.149 at 2017-05-06 18:34:57 +0000<text:line-break/>Cannot render console from 73.183.17.149! Allowed networks: 127.0.0.1, ::1, 127.0.0.0/127.255.255.255<text:line-break/>Processing by BlogsController#show as HTML<text:line-break/> <text:s/>Parameters: {"id"=&gt;"a-second-blog-about-rails"}<text:line-break/> <text:s/>Blog Load (0.5ms) <text:s/>SELECT <text:s/>"blogs".* FROM "blogs" WHERE "blogs"."slug" = $1 ORDER BY "blogs"."id" ASC LIMIT $2 <text:s/>[["slug", "a-second-blog-about-rails"], ["LIMIT", 1]]<text:line-break/> <text:s/>User Load (0.3ms) <text:s/>SELECT <text:s/>"users".* FROM "users" WHERE "users"."id" = $1 ORDER BY "users"."id" ASC LIMIT $2 <text:s/>[["id", 1], ["LIMIT", </text:span><text:soft-page-break/><text:span text:style-name="T3">1]]<text:line-break/> <text:s/>CACHE (0.0ms) <text:s/>SELECT <text:s/>"blogs".* FROM "blogs" WHERE "blogs"."slug" = $1 ORDER BY "blogs"."id" ASC LIMIT $2 <text:s/>[["slug", "a-second-blog-about-rails"], ["LIMIT", 1]]<text:line-break/> <text:s/>Comment Load (0.4ms) <text:s/>SELECT "comments".* FROM "comments" WHERE "comments"."blog_id" = 13<text:line-break/> <text:s/>Rendering blogs/show.html.erb within layouts/blog_layout<text:line-break/> <text:s/>Topic Load (0.2ms) <text:s/>SELECT <text:s/>"topics".* FROM "topics" WHERE "topics"."id" = $1 LIMIT $2 <text:s/>[["id", 5], ["LIMIT", 1]]<text:line-break/> <text:s/>Rendered comments/_comment_form.html.erb (1.2ms)<text:line-break/> <text:s/>Rendered collection of templates [0 times] (0.0ms)<text:line-break/> <text:s/>Rendered blogs/show.html.erb within layouts/blog_layout (8.1ms)<text:line-break/> <text:s/>Rendered shared/_blog_nav.html.erb (1.2ms)<text:line-break/> <text:s/>Rendered shared/_blog_masthead.html.erb (12.6ms)<text:line-break/> <text:s/>Rendered shared/_blog_sidebar.html.erb (0.6ms)<text:line-break/> <text:s/>Rendered shared/_blog_footer.html.erb (0.3ms)<text:line-break/>Completed 200 OK in 333ms (Views: 325.7ms | ActiveRecord: 1.4ms)<text:line-break/><text:line-break/><text:line-break/>Started GET "/cable" for 73.183.17.149 at 2017-05-06 18:34:58 +0000<text:line-break/>Cannot render console from 73.183.17.149! Allowed networks: 127.0.0.1, ::1, 127.0.0.0/127.255.255.255<text:line-break/>Started GET "/cable/" [WebSocket] for 73.183.17.149 at 2017-05-06 18:34:58 +0000<text:line-break/>Successfully upgraded to WebSocket (REQUEST_METHOD: GET, HTTP_CONNECTION: Upgrade, HTTP_UPGRADE: websocket)<text:line-break/> <text:s/>User Load (0.6ms) <text:s/>SELECT <text:s/>"users".* FROM "users" WHERE "users"."id" = $1 ORDER BY "users"."id" ASC LIMIT $2 <text:s/>[["id", 1], ["LIMIT", 1]]<text:line-break/>[ActionCable] [greenleafservices.gls@gmail.com] [1] Registered connection (Z2lkOi8vZ2xzLXBvcnRmb2xpby9Vc2VyLzE)<text:line-break/>[ActionCable] [greenleafservices.gls@gmail.com] [1] BlogsChannel is transmitting the subscription confirmation<text:line-break/>[ActionCable] [greenleafservices.gls@gmail.com] [1] BlogsChannel is streaming from blogs_13_channel</text:span></text:p>
      <text:p text:style-name="P1"><text:span text:style-name="T3"/></text:p>
      <text:p text:style-name="P2"><text:span text:style-name="T1">Find all the blogs for the topic</text:span></text:p>
      <text:p text:style-name="P1"><text:span text:style-name="T3"><text:line-break/></text:span><text:span text:style-name="T4">Started GET "/topics/5" for 73.183.17.149 at 2017-05-06 18:35:03 +0000<text:line-break/>Cannot render console from 73.183.17.149! Allowed networks: 127.0.0.1, ::1, 127.0.0.0/127.255.255.255<text:line-break/>Processing by </text:span><text:span text:style-name="T5">TopicsController</text:span><text:span text:style-name="T4">#show as HTML<text:line-break/> <text:s/>Parameters: {"id"=&gt;"5"}<text:line-break/> <text:s/>Topic Load (0.3ms) <text:s/>SELECT <text:s/>"topics".* FROM "topics" WHERE "topics"."id" = $1 LIMIT $2 <text:s/>[["id", 5], ["LIMIT", 1]]<text:line-break/> <text:s/>User Load (0.4ms) <text:s/>SELECT <text:s/>"users".* FROM "users" WHERE "users"."id" = $1 ORDER BY "users"."id" ASC LIMIT $2 <text:s/>[["id", 1], ["LIMIT", 1]]<text:line-break/> <text:s/>Rendering topics/show.html.erb within layouts/topic_layout<text:line-break/> <text:s text:c="2"/>(0.3ms) <text:s/>SELECT COUNT(*) FROM "blogs" WHERE "blogs"."topic_id" = $1 <text:s/>[["topic_id", 5]]<text:line-break/> <text:s/>Blog Load (0.3ms) <text:s/>SELECT <text:s/>"blogs".* FROM "blogs" WHERE "blogs"."topic_id" = $1 ORDER BY updated_at DESC LIMIT $2 OFFSET $3 <text:s/>[["topic_id", 5], ["LIMIT", 5], ["OFFSET", 0]]<text:line-break/> <text:s/>Rendered blogs/_admin_actions.html.erb (1.5ms)<text:line-break/> <text:s/>Rendered blogs/_admin_actions.html.erb (0.7ms)<text:line-break/> <text:s/>Rendered collection of blogs/_blog.html.erb [2 times] (10.7ms)<text:line-break/> <text:s/>Rendered topics/show.html.erb within layouts/topic_layout (18.4ms)<text:line-break/> <text:s/>Rendered shared/_topic_nav.html.erb (1.1ms)<text:line-break/> <text:s/>Rendered shared/_topic_masthead.html.erb (0.5ms)<text:line-break/> <text:s/>Rendered shared/_topic_footer.html.erb (0.4ms)<text:line-break/>Completed 200 OK in 375ms (Views: 368.9ms | ActiveRecord: 1.4ms)<text:line-break/><text:line-break/>[ActionCable] [greenleafservices.gls@gmail.com] [1] Finished "/cable/" [WebSocket] for 73.183.17.149 at 2017-05-06 18:35:04 +0000<text:line-break/>[ActionCable] [greenleafservices.gls@gmail.com] [1] BlogsChannel stopped streaming from blogs_13_channel</text:span><text:line-break/>Started GET "/topics/5" for 73.183.17.149 at 2017-05-06 18:35:04 +0000<text:line-break/>Cannot render console from 73.183.17.149! Allowed networks: 127.0.0.1, ::1, 127.0.0.0/127.255.255.255<text:line-break/>Processing by TopicsController#show as HTML<text:line-break/> <text:s/>Parameters: {"id"=&gt;"5"}<text:line-break/> <text:s/>Topic Load (0.4ms) <text:s/>SELECT <text:s/>"topics".* FROM "topics" WHERE "topics"."id" = $1 LIMIT $2 <text:s/>[["id", 5], ["LIMIT", 1]]<text:line-break/> <text:s/>User Load (0.3ms) <text:s/>SELECT <text:s/>"users".* FROM "users" WHERE "users"."id" = $1 ORDER BY "users"."id" ASC LIMIT $2 <text:s/>[["id", 1], ["LIMIT", 1]]<text:line-break/> <text:s/>Rendering topics/show.html.erb within layouts/topic_layout<text:line-break/> <text:s text:c="2"/>(0.3ms) <text:s/>SELECT COUNT(*) FROM "blogs" WHERE "blogs"."topic_id" = $1 <text:s/>[["topic_id", 5]]<text:line-break/> <text:s/>Blog Load (0.4ms) <text:s/>SELECT <text:s/>"blogs".* FROM "blogs" WHERE "blogs"."topic_id" = $1 ORDER BY updated_at DESC LIMIT $2 OFFSET $3 <text:s/>[["topic_id", 5], ["LIMIT", 5], ["OFFSET", 0]]<text:line-break/><text:soft-page-break/> <text:s/>Rendered blogs/_admin_actions.html.erb (1.2ms)<text:line-break/> <text:s/>Rendered blogs/_admin_actions.html.erb (0.6ms)<text:line-break/> <text:s/>Rendered collection of blogs/_blog.html.erb [2 times] (9.5ms)<text:line-break/> <text:s/>Rendered topics/show.html.erb within layouts/topic_layout (29.6ms)<text:line-break/>Started GET "/cable" for 73.183.17.149 at 2017-05-06 18:35:04 +0000<text:line-break/>Cannot render console from 73.183.17.149! Allowed networks: 127.0.0.1, ::1, 127.0.0.0/127.255.255.255<text:line-break/>Started GET "/cable/" [WebSocket] for 73.183.17.149 at 2017-05-06 18:35:04 +0000<text:line-break/>Successfully upgraded to WebSocket (REQUEST_METHOD: GET, HTTP_CONNECTION: Upgrade, HTTP_UPGRADE: websocket)<text:line-break/> <text:s/>User Load (1.8ms) <text:s/>SELECT <text:s/>"users".* FROM "users" WHERE "users"."id" = $1 ORDER BY "users"."id" ASC LIMIT $2 <text:s/>[["id", 1], ["LIMIT", 1]]<text:line-break/>[ActionCable] [greenleafservices.gls@gmail.com] [1] Registered connection (Z2lkOi8vZ2xzLXBvcnRmb2xpby9Vc2VyLzE)<text:line-break/>[ActionCable] [greenleafservices.gls@gmail.com] [1] BlogsChannel is transmitting the subscription confirmation<text:line-break/>[ActionCable] [greenleafservices.gls@gmail.com] [1] BlogsChannel is streaming from blogs_13_channel<text:line-break/> <text:s/>Rendered shared/_topic_nav.html.erb (1.0ms)<text:line-break/> <text:s/>Rendered shared/_topic_masthead.html.erb (0.5ms)<text:line-break/> <text:s/>Rendered shared/_topic_footer.html.erb (0.4ms)<text:line-break/>Completed 200 OK in 300ms (Views: 294.2ms | ActiveRecord: 1.5ms)<text:line-break/><text:line-break/>[ActionCable] [greenleafservices.gls@gmail.com] [1] Finished "/cable/" [WebSocket] for 73.183.17.149 at 2017-05-06 18:35:04 +0000<text:line-break/>[ActionCable] [greenleafservices.gls@gmail.com] [1] BlogsChannel stopped streaming from blogs_13_channel</text:p>
      <text:p text:style-name="P1"/>
      <text:p text:style-name="P1"><text:span text:style-name="T7">Status Update Attempted from Topics listing of Blogs </text:span></text:p>
      <text:p text:style-name="P1"><text:line-break/><text:span text:style-name="T2">Started GET "/blogs/a-second-blog-about-rails/toggle_status" </text:span>for 73.183.17.149 at 2017-05-06 18:35:11 +0000<text:line-break/>Cannot render console from 73.183.17.149! Allowed networks: 127.0.0.1, ::1, 127.0.0.0/127.255.255.255<text:line-break/>Processing by <text:span text:style-name="T6">BlogsController#toggle_status</text:span> as HTML<text:line-break/> <text:s/>Parameters: {"id"=&gt;"a-second-blog-about-rails"}<text:line-break/> <text:s/>Blog Load (0.5ms) <text:s/>SELECT <text:s/>"blogs".* FROM "blogs" WHERE "blogs"."slug" = $1 ORDER BY "blogs"."id" ASC LIMIT $2 <text:s/>[["slug", "a-second-blog-about-rails"], ["LIMIT", 1]]<text:line-break/> <text:s/>User Load (0.5ms) <text:s/>SELECT <text:s/>"users".* FROM "users" WHERE "users"."id" = $1 ORDER BY "users"."id" ASC LIMIT $2 <text:s/>[["id", 1], ["LIMIT", 1]]</text:p>
      <text:p text:style-name="Standard"><text:line-break/><text:span text:style-name="T9">First visit to Blogs Controller</text:span></text:p>
      <text:p text:style-name="P1"><text:line-break/>[72, 81] in /home/ubuntu/workspace/glsPortfolio/app/controllers/blogs_controller.rb<text:line-break/> <text:s text:c="2"/>72: <text:s text:c="4"/>end<text:line-break/> <text:s text:c="2"/>73: <text:s text:c="2"/>end<text:line-break/> <text:s text:c="2"/>74: <text:line-break/> <text:s text:c="2"/>75: <text:s text:c="2"/>def toggle_status<text:line-break/> <text:s text:c="2"/>76: <text:s text:c="4"/>byebug<text:line-break/>=&gt; 77: <text:s text:c="4"/>if @blog.draft?<text:line-break/> <text:s text:c="2"/>78: <text:s text:c="6"/>@blog.published!<text:line-break/> <text:s text:c="2"/>79: <text:s text:c="4"/>elsif @blog.published?<text:line-break/> <text:s text:c="2"/>80: <text:s text:c="6"/>@blog.draft!<text:line-break/> <text:s text:c="2"/>81: <text:s text:c="4"/>end<text:line-break/>(byebug) <text:span text:style-name="T6">continue</text:span><text:line-break/> <text:s text:c="2"/>(1.6ms) <text:s/>BEGIN<text:line-break/> <text:s/>SQL (0.6ms) <text:s/><text:span text:style-name="T6">UPDATE "blogs" SET "status" = $1, "updated_at" = $2 WHERE "blogs"."id" = $3 <text:s/>[["status", 1], ["updated_at", 2017-05-06 18:35:18 UTC], ["id", 13]]</text:span><text:line-break/> <text:s text:c="2"/>(3.8ms) <text:s/>COMMIT<text:line-break/><text:span text:style-name="T6">Redirected to https://rails-projects-greenleafservices.c9users.io/blogs</text:span><text:line-break/>Completed 302 Found in 6865ms (ActiveRecord: 7.0ms)<text:line-break/><text:line-break/><text:line-break/><text:soft-page-break/>Started GET "/blogs" for 73.183.17.149 at 2017-05-06 18:35:18 +0000<text:line-break/>Cannot render</text:p>
      <text:p text:style-name="P1"><text:s/>console from 73.183.17.149! Allowed networks: 127.0.0.1, ::1, 127.0.0.0/127.255.255.255<text:line-break/>Processing by <text:span text:style-name="T6">BlogsController#index</text:span> as HTML<text:line-break/> <text:s/>User Load (82.5ms) <text:s/>SELECT <text:s/>"users".* FROM "users" WHERE "users"."id" = $1 ORDER BY "users"."id" ASC LIMIT $2 <text:s/>[["id", 1], ["LIMIT", 1]]<text:line-break/> <text:s/>Rendering blogs/index.html.erb within layouts/blog_layout<text:line-break/> <text:s text:c="2"/>(0.4ms) <text:s/>SELECT COUNT(*) FROM "blogs"<text:line-break/> <text:s/>Blog Load (0.4ms) <text:s/>SELECT <text:s/>"blogs".* FROM "blogs" ORDER BY updated_at DESC LIMIT $1 OFFSET $2 <text:s/>[["LIMIT", 5], ["OFFSET", 0]]<text:line-break/> <text:s/>Rendered blogs/_admin_actions.html.erb (1.1ms)<text:line-break/> <text:s/>Rendered blogs/_admin_actions.html.erb (0.7ms)<text:line-break/> <text:s/>Rendered blogs/_admin_actions.html.erb (0.6ms)<text:line-break/> <text:s/>Rendered blogs/_admin_actions.html.erb (0.7ms)<text:line-break/> <text:s/>Rendered blogs/_admin_actions.html.erb (0.6ms)<text:line-break/> <text:s/>Rendered collection of blogs/_blog.html.erb [5 times] (16.3ms)<text:line-break/> <text:s/>Rendered blogs/index.html.erb within layouts/blog_layout (38.5ms)<text:line-break/> <text:s/>Rendered shared/_blog_nav.html.erb (0.9ms)<text:line-break/> <text:s/>Rendered shared/_blog_masthead.html.erb (0.5ms)<text:line-break/> <text:s/>Rendered shared/_blog_sidebar.html.erb (0.5ms)<text:line-break/> <text:s/>Rendered shared/_blog_footer.html.erb (0.4ms)<text:line-break/>Completed 200 OK in 387ms (Views: 299.6ms | ActiveRecord: 83.2ms)<text:line-break/><text:line-break/><text:span text:style-name="T7">Second visit to Blogs Controller - uncommanded</text:span><text:line-break/></text:p>
      <text:p text:style-name="P1">Started GET "/blogs/a-second-blog-about-rails/toggle_status" for 73.183.17.149 at 2017-05-06 18:35:18 +0000<text:line-break/>Cannot render console from 73.183.17.149! Allowed networks: 127.0.0.1, ::1, 127.0.0.0/127.255.255.255<text:line-break/>Processing by BlogsController#toggle_status as HTML<text:line-break/> <text:s/>Parameters: {"id"=&gt;"a-second-blog-about-rails"}<text:line-break/> <text:s/>Blog Load (0.6ms) <text:s/>SELECT <text:s/>"blogs".* FROM "blogs" WHERE "blogs"."slug" = $1 ORDER BY "blogs"."id" ASC LIMIT $2 <text:s/>[["slug", "a-second-blog-about-rails"], ["LIMIT", 1]]<text:line-break/> <text:s/>User Load (0.3ms) <text:s/>SELECT <text:s/>"users".* FROM "users" WHERE "users"."id" = $1 ORDER BY "users"."id" ASC LIMIT $2 <text:s/>[["id", 1], ["LIMIT", 1]]<text:line-break/><text:line-break/>[72, 81] in /home/ubuntu/workspace/glsPortfolio/app/controllers/blogs_controller.rb<text:line-break/> <text:s text:c="2"/>72: <text:s text:c="4"/>end<text:line-break/> <text:s text:c="2"/>73: <text:s text:c="2"/>end<text:line-break/> <text:s text:c="2"/>74: <text:line-break/> <text:s text:c="2"/>75: <text:s text:c="2"/>def toggle_status<text:line-break/> <text:s text:c="2"/>76: <text:s text:c="4"/>byebug<text:line-break/>=&gt; 77: <text:s text:c="4"/>if @blog.draft?<text:line-break/> <text:s text:c="2"/>78: <text:s text:c="6"/>@blog.published!<text:line-break/> <text:s text:c="2"/>79: <text:s text:c="4"/>elsif @blog.published?<text:line-break/> <text:s text:c="2"/>80: <text:s text:c="6"/>@blog.draft!<text:line-break/> <text:s text:c="2"/>81: <text:s text:c="4"/>end<text:line-break/>(byebug) continue<text:line-break/> <text:s text:c="2"/>(0.5ms) <text:s/>BEGIN<text:line-break/> <text:s/>SQL (0.5ms) <text:s/>UPDATE "blogs" SET "status" = $1, "updated_at" = $2 WHERE "blogs"."id" = $3 <text:s/>[["status", 0], ["updated_at", 2017-05-06 18:35:22 UTC], ["id", 13]]<text:line-break/> <text:s text:c="2"/>(2.0ms) <text:s/>COMMIT<text:line-break/>Redirected to https://rails-projects-greenleafservices.c9users.io/blogs<text:line-break/>Completed 302 Found in 3498ms (ActiveRecord: 3.9ms)<text:line-break/><text:line-break/><text:line-break/>Started GET "/blogs" for 73.183.17.149 at 2017-05-06 18:35:22 +0000<text:line-break/>Cannot render console from 73.183.17.149! Allowed networks: 127.0.0.1, ::1, 127.0.0.0/127.255.255.255<text:line-break/>Processing by BlogsController#index as HTML<text:line-break/> <text:s/>User Load (0.5ms) <text:s/>SELECT <text:s/>"users".* FROM "users" WHERE "users"."id" = $1 ORDER BY "users"."id" ASC <text:soft-page-break/>LIMIT $2 <text:s/>[["id", 1], ["LIMIT", 1]]<text:line-break/> <text:s/>Rendering blogs/index.html.erb within layouts/blog_layout<text:line-break/> <text:s text:c="2"/>(0.3ms) <text:s/>SELECT COUNT(*) FROM "blogs"<text:line-break/> <text:s/>Blog Load (0.3ms) <text:s/>SELECT <text:s/>"blogs".* FROM "blogs" ORDER BY updated_at DESC LIMIT $1 OFFSET $2 <text:s/>[["LIMIT", 5], ["OFFSET", 0]]<text:line-break/> <text:s/>Rendered blogs/_admin_actions.html.erb (1.1ms)<text:line-break/> <text:s/>Rendered blogs/_admin_actions.html.erb (0.6ms)<text:line-break/> <text:s/>Rendered blogs/_admin_actions.html.erb (0.6ms)<text:line-break/> <text:s/>Rendered blogs/_admin_actions.html.erb (0.6ms)<text:line-break/> <text:s/>Rendered blogs/_admin_actions.html.erb (0.6ms)<text:line-break/> <text:s/>Rendered collection of blogs/_blog.html.erb [5 times] (15.2ms)<text:line-break/> <text:s/>Rendered blogs/index.html.erb within layouts/blog_layout (36.4ms)<text:line-break/> <text:s/>Rendered shared/_blog_nav.html.erb (1.1ms)<text:line-break/> <text:s/>Rendered shared/_blog_masthead.html.erb (0.7ms)<text:line-break/> <text:s/>Rendered shared/_blog_sidebar.html.erb (0.8ms)<text:line-break/> <text:s/>Rendered shared/_blog_footer.html.erb (0.4ms)<text:line-break/>Completed 200 OK in 308ms (Views: 304.2ms | ActiveRecord: 1.1ms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5-06T14:36:11.22</meta:creation-date>
    <meta:document-statistic meta:table-count="0" meta:image-count="0" meta:object-count="0" meta:page-count="5" meta:paragraph-count="10" meta:word-count="1445" meta:character-count="13712"/>
    <dc:date>2017-05-07T15:54:04.99</dc:date>
    <dc:creator>Green Leaf Services</dc:creator>
    <meta:editing-duration>P1DT32M23S</meta:editing-duration>
    <meta:editing-cycles>1</meta:editing-cycles>
    <meta:generator>OpenOffice/4.1.3$Win32 OpenOffice.org_project/413m1$Build-9783</meta:generator>
  </office:meta>
</office:document-meta>
</file>